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5c46" officeooo:paragraph-rsid="001a5c46"/>
    </style:style>
    <style:style style:name="P2" style:family="paragraph" style:parent-style-name="Standard">
      <style:text-properties style:text-underline-style="none" officeooo:rsid="001a5c46" officeooo:paragraph-rsid="001a5c46"/>
    </style:style>
    <style:style style:name="P3" style:family="paragraph" style:parent-style-name="Standard">
      <style:text-properties style:text-underline-style="none" officeooo:rsid="001a5c46" officeooo:paragraph-rsid="001c2cbf"/>
    </style:style>
    <style:style style:name="P4" style:family="paragraph" style:parent-style-name="Standard">
      <style:text-properties style:text-underline-style="none" officeooo:rsid="001c2cbf" officeooo:paragraph-rsid="001c2cbf"/>
    </style:style>
    <style:style style:name="T1" style:family="text">
      <style:text-properties officeooo:rsid="001c2c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d Documents</text:p>
      <text:p text:style-name="P1"/>
      <text:p text:style-name="P2">The system created will allow the client to create <text:span text:style-name="T1">scenario</text:span> that can be edited, created and deleted for braille users.</text:p>
      <text:p text:style-name="P2"/>
      <text:p text:style-name="P2">The use cases for the system are to allow teachers to teach their material in braille to their user. </text:p>
      <text:p text:style-name="P2"/>
      <text:p text:style-name="P2">The acceptance test cases for this application is:</text:p>
      <text:p text:style-name="P2">The application must create an interactive braille interface for the teacher’s user to u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38:02.849192647</meta:creation-date>
    <dc:date>2018-02-05T11:59:23.842666036</dc:date>
    <meta:editing-duration>PT10S</meta:editing-duration>
    <meta:editing-cycles>1</meta:editing-cycles>
    <meta:generator>LibreOffice/5.4.0.3$Linux_X86_64 LibreOffice_project/7556cbc6811c9d992f4064ab9287069087d7f62c</meta:generator>
    <meta:document-statistic meta:table-count="0" meta:image-count="0" meta:object-count="0" meta:page-count="1" meta:paragraph-count="5" meta:word-count="63" meta:character-count="377" meta:non-whitespace-character-count="318"/>
  </office:meta>
</office:document-meta>
</file>